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ervletPartUtils.getParts( HttpServletRequest reques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ndardServletPartUtils.getParts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ServletPartUtils.bindParts( HttpServletRequest request , MutablePropertyValues mpvs , boolean bindEmp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